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style:font-name="arial" fo:font-size="11pt" officeooo:rsid="001c57e7" officeooo:paragraph-rsid="001c57e7" style:font-size-asian="11pt" style:font-size-complex="11pt"/>
    </style:style>
    <style:style style:name="P2" style:family="paragraph" style:parent-style-name="Standard">
      <style:paragraph-properties fo:text-align="justify" style:justify-single-word="false"/>
      <style:text-properties style:font-name="arial" fo:font-size="11pt" officeooo:rsid="001d0009" officeooo:paragraph-rsid="001d0009" style:font-size-asian="11pt" style:font-size-complex="11pt"/>
    </style:style>
    <style:style style:name="P3" style:family="paragraph" style:parent-style-name="Standard">
      <style:paragraph-properties fo:text-align="justify" style:justify-single-word="false"/>
      <style:text-properties style:font-name="arial" fo:font-size="11pt" officeooo:rsid="0020659b" officeooo:paragraph-rsid="0020659b" style:font-size-asian="11pt" style:font-size-complex="11pt"/>
    </style:style>
    <style:style style:name="P4" style:family="paragraph" style:parent-style-name="Standard">
      <style:paragraph-properties fo:text-align="justify" style:justify-single-word="false"/>
      <style:text-properties style:font-name="arial" fo:font-size="11pt" officeooo:rsid="0021fd91" officeooo:paragraph-rsid="0021fd91" style:font-size-asian="11pt" style:font-size-complex="11pt"/>
    </style:style>
    <style:style style:name="P5" style:family="paragraph" style:parent-style-name="Standard">
      <style:paragraph-properties fo:text-align="justify" style:justify-single-word="false"/>
      <style:text-properties style:font-name="arial" fo:font-size="11pt" officeooo:rsid="002731b8" officeooo:paragraph-rsid="002731b8" style:font-size-asian="11pt" style:font-size-complex="11pt"/>
    </style:style>
    <style:style style:name="P6" style:family="paragraph" style:parent-style-name="Standard">
      <style:paragraph-properties fo:text-align="justify" style:justify-single-word="false"/>
      <style:text-properties style:font-name="arial" fo:font-size="11pt" officeooo:rsid="002a46d8" officeooo:paragraph-rsid="002a46d8" style:font-size-asian="11pt" style:font-size-complex="11pt"/>
    </style:style>
    <style:style style:name="P7" style:family="paragraph" style:parent-style-name="Text_20_body">
      <style:paragraph-properties fo:text-align="justify" style:justify-single-word="false"/>
      <style:text-properties style:font-name="arial" fo:font-size="11pt" officeooo:rsid="002a46d8" officeooo:paragraph-rsid="002a46d8" style:font-size-asian="11pt" style:font-size-complex="11pt"/>
    </style:style>
    <style:style style:name="P8" style:family="paragraph" style:parent-style-name="Standard">
      <style:paragraph-properties fo:text-align="justify" style:justify-single-word="false"/>
      <style:text-properties style:font-name="arial" fo:font-size="11pt" officeooo:rsid="002ccf5c" officeooo:paragraph-rsid="002ccf5c" style:font-size-asian="11pt" style:font-size-complex="11pt"/>
    </style:style>
    <style:style style:name="P9" style:family="paragraph" style:parent-style-name="Text_20_body">
      <style:paragraph-properties fo:text-align="justify" style:justify-single-word="false"/>
      <style:text-properties style:font-name="arial" fo:font-size="11pt" officeooo:rsid="002ccf5c" officeooo:paragraph-rsid="002ccf5c" style:font-size-asian="11pt" style:font-size-complex="11pt"/>
    </style:style>
    <style:style style:name="P10" style:family="paragraph" style:parent-style-name="Standard">
      <style:paragraph-properties fo:text-align="justify" style:justify-single-word="false"/>
      <style:text-properties style:font-name="arial" fo:font-size="11pt" officeooo:rsid="0033d707" officeooo:paragraph-rsid="0033d707" style:font-size-asian="11pt" style:font-size-complex="11pt"/>
    </style:style>
    <style:style style:name="P11" style:family="paragraph" style:parent-style-name="Standard">
      <style:paragraph-properties fo:text-align="justify" style:justify-single-word="false"/>
      <style:text-properties style:font-name="arial" fo:font-size="11pt" officeooo:rsid="00349710" officeooo:paragraph-rsid="00349710" style:font-size-asian="11pt" style:font-size-complex="11pt"/>
    </style:style>
    <style:style style:name="P12" style:family="paragraph" style:parent-style-name="Text_20_body">
      <style:paragraph-properties fo:text-align="justify" style:justify-single-word="false"/>
      <style:text-properties style:font-name="arial" fo:font-size="11pt" officeooo:rsid="00349710" officeooo:paragraph-rsid="00349710" style:font-size-asian="11pt" style:font-size-complex="11pt"/>
    </style:style>
    <style:style style:name="P13" style:family="paragraph" style:parent-style-name="Text_20_body">
      <style:paragraph-properties fo:text-align="justify" style:justify-single-word="false"/>
      <style:text-properties style:font-name="arial" fo:font-size="11pt" style:font-size-asian="11pt" style:font-size-complex="11pt"/>
    </style:style>
    <style:style style:name="P14" style:family="paragraph" style:parent-style-name="Text_20_body">
      <style:paragraph-properties fo:text-align="justify" style:justify-single-word="false"/>
      <style:text-properties style:font-name="arial" fo:font-size="11pt" fo:font-weight="bold" officeooo:rsid="007a6a5f" officeooo:paragraph-rsid="003864a1" style:font-size-asian="11pt" style:font-weight-asian="bold" style:font-size-complex="11pt" style:font-weight-complex="bold"/>
    </style:style>
    <style:style style:name="P15" style:family="paragraph" style:parent-style-name="Text_20_body">
      <style:paragraph-properties fo:text-align="justify" style:justify-single-word="false"/>
      <style:text-properties style:font-name="arial" fo:font-size="11pt" officeooo:paragraph-rsid="003864a1" style:font-size-asian="11pt" style:font-size-complex="11pt"/>
    </style:style>
    <style:style style:name="T1" style:family="text">
      <style:text-properties officeooo:rsid="001d0009"/>
    </style:style>
    <style:style style:name="T2" style:family="text">
      <style:text-properties officeooo:rsid="0020659b"/>
    </style:style>
    <style:style style:name="T3" style:family="text">
      <style:text-properties officeooo:rsid="00211b93"/>
    </style:style>
    <style:style style:name="T4" style:family="text">
      <style:text-properties officeooo:rsid="0021fd91"/>
    </style:style>
    <style:style style:name="T5" style:family="text">
      <style:text-properties officeooo:rsid="0023cb2b"/>
    </style:style>
    <style:style style:name="T6" style:family="text">
      <style:text-properties officeooo:rsid="00256bd4"/>
    </style:style>
    <style:style style:name="T7" style:family="text">
      <style:text-properties officeooo:rsid="00260326"/>
    </style:style>
    <style:style style:name="T8" style:family="text">
      <style:text-properties officeooo:rsid="002731b8"/>
    </style:style>
    <style:style style:name="T9" style:family="text">
      <style:text-properties officeooo:rsid="002834c9"/>
    </style:style>
    <style:style style:name="T10" style:family="text">
      <style:text-properties officeooo:rsid="002f24ba"/>
    </style:style>
    <style:style style:name="T11" style:family="text">
      <style:text-properties officeooo:rsid="003050cb"/>
    </style:style>
    <style:style style:name="T12" style:family="text">
      <style:text-properties officeooo:rsid="0031f0df"/>
    </style:style>
    <style:style style:name="T13" style:family="text">
      <style:text-properties officeooo:rsid="0033a1ba"/>
    </style:style>
    <style:style style:name="T14" style:family="text">
      <style:text-properties officeooo:rsid="00362938"/>
    </style:style>
    <style:style style:name="T15" style:family="text">
      <style:text-properties fo:font-weight="normal" officeooo:rsid="007a6a5f" style:font-weight-asian="normal" style:font-weight-complex="normal"/>
    </style:style>
    <style:style style:name="T16" style:family="text">
      <style:text-properties officeooo:rsid="007c13eb"/>
    </style:style>
    <style:style style:name="T17" style:family="text">
      <style:text-properties officeooo:rsid="007ce01b"/>
    </style:style>
    <style:style style:name="T18" style:family="text">
      <style:text-properties officeooo:rsid="007cfe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itre 2</text:p>
      <text:p text:style-name="P1"/>
      <text:p text:style-name="P1">faceComparison</text:p>
      <text:p text:style-name="P1"/>
      <text:p text:style-name="P1">Mon stage n’est pas le premier à avoir lieu sur cette thématique bien précise du traitement d’images en vue de reconnaissance faciale. Il y a de cela plusieurs années un stagiaire du nom de Mohand a eu pour tâche de concevoir un logiciel permettant aux Gendarmes de retravailler les images manuellement plus rapidement <text:span text:style-name="T1">et simplement, </text:span>leur épargnant la maîtrise d’un outil lourd comme GIMP. <text:span text:style-name="T1">Ce logiciel m’a servi de modèle pour comprendre ce que je devais automatiser et l’architecture d’une telle application (n’ayant jamais programmé l’entièreté d’un logiciel cela m’a bien orienté). Je vais donc le présenter pour que le lecteur ait une meilleure appréciation du déroulé de mon stage ainsi qu’une justification des choix que j’ai fait pour mon propre logiciel.</text:span></text:p>
      <text:p text:style-name="P1"/>
      <text:p text:style-name="P2">En apparence l’application s’ouvre comme une page Web nous laissant le choix entre deux fonctionnalités : Modification d’image et Comparaison d’image.</text:p>
      <text:p text:style-name="P2"/>
      <text:p text:style-name="P2">Comparaison d’image</text:p>
      <text:p text:style-name="P2"/>
      <text:p text:style-name="P2">Il s’agit là du volet le moins intéressant pour nous car c’est une fonctionnalité qui n’a pas vraiment de lien avec le TAJ ou la reconnaissance faciale par ordinateur. En fait, il a été conçu pour les équipes de l’IRCGN <text:span text:style-name="T2">qui dispose d’une unité spécialisée dans la reconnaissance faciale humaine. Ces experts vont en effet regarder des caractéristiques faciales comme la forme du nez, des lèvres ou des oreilles </text:span><text:span text:style-name="T5">ainsi que</text:span><text:span text:style-name="T2"> des marqueurs comme des cicatrices, des tâches de naissance ou des grains de beauté pour rapprocher ou non deux individus. Il est important de noter qu’il s’agit d’une expertise purement humaine ne faisant intervenir aucun ordinateur. Ce type d’expertise peut par exemple être utilisé pour savoir si une personne une fois adulte correspond à un enfant qui a été kidnappé des décennies avant car </text:span><text:span text:style-name="T4">s</text:span><text:span text:style-name="T2">es caractéristiques </text:span><text:span text:style-name="T4">faciales </text:span><text:span text:style-name="T2">ne changent pas avec l’âge (sauf s’il y a des trauma</text:span><text:span text:style-name="T4">tismes</text:span><text:span text:style-name="T2"> physiques importants).</text:span></text:p>
      <text:p text:style-name="P2"/>
      <text:p text:style-name="P3">La page nous propose 2 zones de dépôt d’image différentes sur lesquelles nous pouvons soit cliquer et choisir les images d’intérêts <text:span text:style-name="T3">dans le système de navigation soit faire un glisser-déposer. A noter qu’il est également possible de fournir les chemins absolus vers les deux images si nécessaire. Ensuite nous appuyons sur le bouton « Analyse » et les deux images apparaissent côte à côte pour pouvoir faciliter le travail des experts. Il y a également possibilité de zoomer sur chacune des images et même une fonctionnalité de zoom </text:span><text:span text:style-name="T4">synchronisé.</text:span></text:p>
      <text:p text:style-name="P3"/>
      <text:p text:style-name="P3"/>
      <text:p text:style-name="P4">Modification d’images</text:p>
      <text:p text:style-name="P4"/>
      <text:p text:style-name="P4">Il s’agit de la fonctionnalité que je suis censé automatiser d’ici la fin de mon stage <text:span text:style-name="T5">et celle qui a été conçue pour le SCRC en particulier. </text:span><text:span text:style-name="T6">Encore une zone de dépôt fonctionnant de la même manière que décrite précédemment, sauf qu’il y en a qu’une. Il y a toujours la possibilité de rentrer le chemin absolu à la place de l’image directement. Il existe également des boutons permettant certaines fonctionnalité</text:span><text:span text:style-name="T7">s</text:span><text:span text:style-name="T6"> intéressantes comme un bouton de normalisation permettant d’ajuster la taille de l’image aux normes ISO utilisées par la Gendarmerie ou la possibilité de rentrer un facteur de zoom, initialisé par défaut à 1,3. </text:span><text:span text:style-name="T7">Lorsqu’on appuie sur « Analyse », </text:span><text:span text:style-name="T8">l’image apparaît en dessous avec un menu déroulant comportant 5 barres dont on peut ajuster le curseur de -100 à +100 : Contraste, Luminosité, Exposition, Netteté, Saturation. Il y a également des boutons dans le menu permettant de rétablir tous les paramètres à 0 ou d’enregistrer l’image modifiée.</text:span></text:p>
      <text:p text:style-name="P4"/>
      <text:p text:style-name="P5">Sous le capot du logiciel, pour la partie technique, nous avons affaire à une application Python pour le backend utilisant le framework Flask pour <text:span text:style-name="T9">communiquer avec le frontend qui est une page HTML animée par du JavaScript.</text:span></text:p>
      <text:p text:style-name="P5"/>
      <text:p text:style-name="P5"/>
      <text:p text:style-name="P5"/>
      <text:p text:style-name="P5"/>
      <text:p text:style-name="P10"><text:soft-page-break/>Bibliothèques utilisées</text:p>
      <text:p text:style-name="P8"/>
      <text:p text:style-name="P9">OpenCV (Open Source Computer Vision Library) est une bibliothèque open-source largement utilisée pour le traitement d'images et la vision par ordinateur. Développée à l'origine par Intel, elle est maintenant maintenue par une communauté active de développeurs. En Python, OpenCV est particulièrement prisée pour sa simplicité d'utilisation et sa large gamme de fonctionnalités, allant des opérations de base sur les images (comme la conversion en niveaux de gris, le redimensionnement et la détection de contours) à des tâches plus complexes telles que la reconnaissance faciale, le suivi d'objets et la reconstruction 3D.</text:p>
      <text:p text:style-name="P13">Grâce à son intégration fluide avec d'autres bibliothèques Python, telles que NumPy pour les opérations sur les matrices, OpenCV permet de créer des pipelines de traitement d'images efficaces et performants. De plus, elle offre des interfaces pour le traitement vidéo en temps réel, ce qui la rend idéale pour des applications telles que la surveillance, la robotique et l'analyse vidéo. Son adoption massive dans les domaines académiques et industriels en fait un outil incontournable pour tout projet impliquant la vision par ordinateur.</text:p>
      <text:p text:style-name="P8"/>
      <text:p text:style-name="P14">RetinaFace</text:p>
      <text:p text:style-name="P15"><text:span text:style-name="T15">RetinaFace est un modèle de détection de visage basé sur les réseaux de neurones convolutifs (CNN), conçu pour détecter les visages dans des images ou des vidéos. Malgré son ancienneté (il a été développé en 2019), ce modèle reste particulièrement performant dans des applications de reconnaissance faciale et de suivi des visages </text:span>montr<text:span text:style-name="T16">ant</text:span> une robustesse exceptionnelle face à des conditions difficiles telles que les variations d'angle, les occultations partielles et les conditions d'éclairage non idéales<text:span text:style-name="T15">.</text:span></text:p>
      <text:p text:style-name="P15">RetinaFace s'inspire de l'architecture de RetinaNet, un modèle célèbre pour la détection d'objets. Cependant, il intègre des améliorations spécifiques pour la détection de visages, notamment la supervision multi-niveaux, qui permet une meilleure reconnaissance des visages de différentes tailles. </text:p>
      <text:p text:style-name="P15">En plus de la détection de<text:span text:style-name="T16">s landmarks</text:span> faciaux (yeux, nez, bouche), RetinaFace prédit également <text:span text:style-name="T16">la boîte englobante du visage (le</text:span><text:span text:style-name="T17">s</text:span><text:span text:style-name="T16"> coordonnées du point en bas à gauche et du point en haut à droite du rectangle dans lequel est inscrit le visage) ce qui le rend extrêmement intéressant pour faire de l’extraction </text:span><text:span text:style-name="T18">et du zoom sur les visages</text:span><text:span text:style-name="T16">.</text:span></text:p>
      <text:p text:style-name="P15"/>
      <text:p text:style-name="P6"/>
      <text:p text:style-name="P6"/>
      <text:p text:style-name="P7">Rembg est une bibliothèque Python spécialisée dans la suppression automatique des arrière-plans d'images. Elle utilise des techniques de vision par ordinateur et des réseaux de neurones pour segmenter et isoler les sujets principaux des arrière-plans, produisant ainsi des images avec des arrière-plans transparents ou unis. Cette fonctionnalité est particulièrement utile pour des applications dans les domaines du commerce électronique, de la création de contenu visuel, et de la réalité augmentée, où il est souvent nécessaire de détacher des objets ou des personnes de leur environnement d'origine <text:span text:style-name="T12">mais il semblerait que cette fonctionnalité ait </text:span><text:span text:style-name="T13">également un intérêt en reconnaissance faciale</text:span>.</text:p>
      <text:p text:style-name="P13">Rembg se distingue par sa simplicité d'utilisation : une seule commande suffit pour traiter une image. Grâce à son algorithme basé sur des modèles d'apprentissage profond, elle offre une précision remarquable, même dans des situations complexes où les arrière-plans sont variés ou les contours des objets sont difficiles à distinguer.</text:p>
      <text:p text:style-name="P13"><text:soft-page-break/>La bibliothèque est également facilement extensible, ce qui permet de l'intégrer dans des pipelines de traitement d'image plus larges ou des applications en temps réel. En outre, elle supporte une large gamme de formats d'image et peut être utilisée pour traiter des lots d'images de manière efficace.</text:p>
      <text:p text:style-name="P6"/>
      <text:p text:style-name="P11">Objectif du stage</text:p>
      <text:p text:style-name="P11"/>
      <text:p text:style-name="P12">Ce stage a pour objectif principal le développement d’un outil logiciel innovant dédié au traitement d’images faciales. Cet outil vise à répondre aux besoins <text:span text:style-name="T14">spécifiques du DFAJ dont j’ai expliciter les problématiques en amont</text:span>. Le logiciel à concevoir devra ainsi permettre une exploitation efficace de <text:span text:style-name="T14">d</text:span>es images <text:span text:style-name="T14">rejetées par le TAJ</text:span> à travers plusieurs fonctionnalités clés, tout en étant adaptable aux différentes plateformes (fixes ou mobiles) et sans dépendance à un système d’exploitation spécifique <text:span text:style-name="T14">(les Gendarmes travaillant aussi bien sous Linux que sous Windows)</text:span>.</text:p>
      <text:p text:style-name="P13">L'une des missions essentielles du projet consiste à évaluer le potentiel d'exploitation d'une image faciale en la comparant à une autre. Cela inclut l'évaluation de la qualité, de la netteté et de la conformité de l'image avec les standards requis pour une comparaison fiable. Le logiciel devra également intégrer une fonctionnalité semi-automatisée d'amélioration de la qualité des images. Cette étape est cruciale pour optimiser les images en vue d'une utilisation efficace, en corrigeant les défauts tels que le bruit, le flou ou les variations de luminosité.</text:p>
      <text:p text:style-name="P13">Une autre mission clé consiste à redimensionner et calibrer les images faciales. Ce processus inclut le cadrage autour du visage, l'ajustement de la résolution et la normalisation des dimensions afin de garantir une comparaison précise. Le logiciel devra être capable de détecter des visages dans des photos ou des vidéos, puis de les extraire pour un traitement ultérieur. Cette extraction automatisée facilitera le travail de préparation des images pour la comparaison, rendant le processus plus efficace, <text:span text:style-name="T14">moins coûteux en temps et en ressources humaines </text:span>et moins sujet à l'erreur humaine.</text:p>
      <text:p text:style-name="P13">Les livrables attendus de ce stage comprennent le développement du logiciel complet de traitement d’images faciales, une documentation technique détaillée pour assurer la maintenance et l’évolution du produit, ainsi qu’un rapport de stage et une présentation des résultats. Ces documents seront essentiels pour évaluer l’atteinte des objectifs du projet et pour en <text:span text:style-name="T14">faciliter le déploiement au sein de la Gendarmerie.</text:span> </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0:18:38.691546079</meta:creation-date>
    <dc:date>2024-08-22T16:16:13.495436314</dc:date>
    <meta:editing-duration>PT28M12S</meta:editing-duration>
    <meta:editing-cycles>15</meta:editing-cycles>
    <meta:generator>LibreOffice/7.3.7.2$Linux_X86_64 LibreOffice_project/30$Build-2</meta:generator>
    <meta:document-statistic meta:table-count="0" meta:image-count="0" meta:object-count="0" meta:page-count="3" meta:paragraph-count="25" meta:word-count="1451" meta:character-count="9457" meta:non-whitespace-character-count="8029"/>
  </office:meta>
</office:document-meta>
</file>